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f9ce" officeooo:paragraph-rsid="0006f9ce"/>
    </style:style>
    <style:style style:name="P2" style:family="paragraph" style:parent-style-name="Standard">
      <style:text-properties officeooo:rsid="0008996a" officeooo:paragraph-rsid="0008996a"/>
    </style:style>
    <style:style style:name="P3" style:family="paragraph" style:parent-style-name="Standard">
      <style:text-properties officeooo:rsid="000946a2" officeooo:paragraph-rsid="000946a2"/>
    </style:style>
    <style:style style:name="P4" style:family="paragraph" style:parent-style-name="Standard">
      <style:text-properties officeooo:rsid="000946a2" officeooo:paragraph-rsid="000987f7"/>
    </style:style>
    <style:style style:name="P5" style:family="paragraph" style:parent-style-name="Standard">
      <style:text-properties officeooo:rsid="000987f7" officeooo:paragraph-rsid="000987f7"/>
    </style:style>
    <style:style style:name="P6" style:family="paragraph" style:parent-style-name="Standard">
      <style:text-properties officeooo:rsid="000afa06" officeooo:paragraph-rsid="000afa06"/>
    </style:style>
    <style:style style:name="P7" style:family="paragraph" style:parent-style-name="Standard">
      <style:text-properties officeooo:rsid="000c42b4" officeooo:paragraph-rsid="000c42b4"/>
    </style:style>
    <style:style style:name="P8" style:family="paragraph" style:parent-style-name="Standard">
      <style:text-properties officeooo:rsid="000d87d4" officeooo:paragraph-rsid="000d87d4"/>
    </style:style>
    <style:style style:name="P9" style:family="paragraph" style:parent-style-name="Standard">
      <style:text-properties officeooo:rsid="000f822c" officeooo:paragraph-rsid="000f822c"/>
    </style:style>
    <style:style style:name="P10" style:family="paragraph" style:parent-style-name="Standard">
      <style:text-properties officeooo:rsid="000f822c" officeooo:paragraph-rsid="000f9ef4"/>
    </style:style>
    <style:style style:name="P11" style:family="paragraph" style:parent-style-name="Standard">
      <style:text-properties officeooo:rsid="000f9ef4" officeooo:paragraph-rsid="000f9ef4"/>
    </style:style>
    <style:style style:name="P12" style:family="paragraph" style:parent-style-name="Standard">
      <style:text-properties fo:font-weight="bold" officeooo:rsid="000f822c" officeooo:paragraph-rsid="000f9ef4" style:font-weight-asian="bold" style:font-weight-complex="bold"/>
    </style:style>
    <style:style style:name="P13" style:family="paragraph" style:parent-style-name="Standard">
      <style:text-properties fo:font-weight="bold" officeooo:rsid="001d4ff7" officeooo:paragraph-rsid="001d4ff7" style:font-weight-asian="bold" style:font-weight-complex="bold"/>
    </style:style>
    <style:style style:name="P14" style:family="paragraph" style:parent-style-name="Standard">
      <style:text-properties officeooo:rsid="000fcf94" officeooo:paragraph-rsid="000f9ef4"/>
    </style:style>
    <style:style style:name="P15" style:family="paragraph" style:parent-style-name="Standard">
      <style:text-properties officeooo:rsid="000fcf94" officeooo:paragraph-rsid="000fcf94"/>
    </style:style>
    <style:style style:name="P16" style:family="paragraph" style:parent-style-name="Standard">
      <style:text-properties officeooo:rsid="000fcf94" officeooo:paragraph-rsid="0014995f"/>
    </style:style>
    <style:style style:name="P17" style:family="paragraph" style:parent-style-name="Standard">
      <style:text-properties officeooo:rsid="000fcf94" officeooo:paragraph-rsid="00189ceb"/>
    </style:style>
    <style:style style:name="P18" style:family="paragraph" style:parent-style-name="Standard">
      <style:text-properties officeooo:rsid="000fcf94" officeooo:paragraph-rsid="001d40e0"/>
    </style:style>
    <style:style style:name="P19" style:family="paragraph" style:parent-style-name="Standard">
      <style:text-properties officeooo:rsid="001020bb" officeooo:paragraph-rsid="001020bb"/>
    </style:style>
    <style:style style:name="P20" style:family="paragraph" style:parent-style-name="Standard">
      <style:text-properties officeooo:rsid="0011858a" officeooo:paragraph-rsid="0011858a"/>
    </style:style>
    <style:style style:name="P21" style:family="paragraph" style:parent-style-name="Standard">
      <style:text-properties officeooo:rsid="00132b13" officeooo:paragraph-rsid="00132b13"/>
    </style:style>
    <style:style style:name="P22" style:family="paragraph" style:parent-style-name="Standard">
      <style:text-properties officeooo:rsid="0015ea75" officeooo:paragraph-rsid="0015ea75"/>
    </style:style>
    <style:style style:name="P23" style:family="paragraph" style:parent-style-name="Standard">
      <style:text-properties officeooo:rsid="001766b3" officeooo:paragraph-rsid="001766b3"/>
    </style:style>
    <style:style style:name="P24" style:family="paragraph" style:parent-style-name="Standard">
      <style:text-properties officeooo:rsid="001766b3" officeooo:paragraph-rsid="0017d3c4"/>
    </style:style>
    <style:style style:name="P25" style:family="paragraph" style:parent-style-name="Standard">
      <style:text-properties officeooo:rsid="0017d3c4" officeooo:paragraph-rsid="0017d3c4"/>
    </style:style>
    <style:style style:name="P26" style:family="paragraph" style:parent-style-name="Standard">
      <style:text-properties officeooo:rsid="00182de5" officeooo:paragraph-rsid="00182de5"/>
    </style:style>
    <style:style style:name="P27" style:family="paragraph" style:parent-style-name="Standard">
      <style:text-properties officeooo:rsid="0019e90a" officeooo:paragraph-rsid="001b16a5"/>
    </style:style>
    <style:style style:name="P28" style:family="paragraph" style:parent-style-name="Standard">
      <style:text-properties officeooo:rsid="001b16a5" officeooo:paragraph-rsid="001b16a5"/>
    </style:style>
    <style:style style:name="P29" style:family="paragraph" style:parent-style-name="Standard">
      <style:text-properties officeooo:rsid="001d4ff7" officeooo:paragraph-rsid="001d4ff7"/>
    </style:style>
    <style:style style:name="P30" style:family="paragraph" style:parent-style-name="Standard">
      <style:text-properties fo:font-weight="normal" officeooo:rsid="001d4ff7" officeooo:paragraph-rsid="001db0b7" style:font-weight-asian="normal" style:font-weight-complex="normal"/>
    </style:style>
    <style:style style:name="P31" style:family="paragraph" style:parent-style-name="Standard">
      <style:text-properties fo:font-weight="normal" officeooo:rsid="001db0b7" officeooo:paragraph-rsid="001db0b7" style:font-weight-asian="normal" style:font-weight-complex="normal"/>
    </style:style>
    <style:style style:name="P32" style:family="paragraph" style:parent-style-name="Header">
      <style:text-properties officeooo:rsid="001878a8" officeooo:paragraph-rsid="00050675"/>
    </style:style>
    <style:style style:name="T1" style:family="text">
      <style:text-properties fo:font-weight="bold" style:font-weight-asian="bold" style:font-weight-complex="bold"/>
    </style:style>
    <style:style style:name="T2" style:family="text">
      <style:text-properties fo:font-weight="bold" officeooo:rsid="00050675" style:font-weight-asian="bold" style:font-weight-complex="bold"/>
    </style:style>
    <style:style style:name="T3" style:family="text">
      <style:text-properties officeooo:rsid="0008996a"/>
    </style:style>
    <style:style style:name="T4" style:family="text">
      <style:text-properties officeooo:rsid="000946a2"/>
    </style:style>
    <style:style style:name="T5" style:family="text">
      <style:text-properties officeooo:rsid="000987f7"/>
    </style:style>
    <style:style style:name="T6" style:family="text">
      <style:text-properties officeooo:rsid="000afa06"/>
    </style:style>
    <style:style style:name="T7" style:family="text">
      <style:text-properties officeooo:rsid="000c42b4"/>
    </style:style>
    <style:style style:name="T8" style:family="text">
      <style:text-properties officeooo:rsid="000d87d4"/>
    </style:style>
    <style:style style:name="T9" style:family="text">
      <style:text-properties officeooo:rsid="000f9ef4"/>
    </style:style>
    <style:style style:name="T10" style:family="text">
      <style:text-properties officeooo:rsid="000fcf94"/>
    </style:style>
    <style:style style:name="T11" style:family="text">
      <style:text-properties officeooo:rsid="001020bb"/>
    </style:style>
    <style:style style:name="T12" style:family="text">
      <style:text-properties officeooo:rsid="0011858a"/>
    </style:style>
    <style:style style:name="T13" style:family="text">
      <style:text-properties officeooo:rsid="00132b13"/>
    </style:style>
    <style:style style:name="T14" style:family="text">
      <style:text-properties officeooo:rsid="0014995f"/>
    </style:style>
    <style:style style:name="T15" style:family="text">
      <style:text-properties officeooo:rsid="0015ea75"/>
    </style:style>
    <style:style style:name="T16" style:family="text">
      <style:text-properties officeooo:rsid="001766b3"/>
    </style:style>
    <style:style style:name="T17" style:family="text">
      <style:text-properties officeooo:rsid="0017d3c4"/>
    </style:style>
    <style:style style:name="T18" style:family="text">
      <style:text-properties officeooo:rsid="00182de5"/>
    </style:style>
    <style:style style:name="T19" style:family="text">
      <style:text-properties officeooo:rsid="00189ceb"/>
    </style:style>
    <style:style style:name="T20" style:family="text">
      <style:text-properties officeooo:rsid="0019e90a"/>
    </style:style>
    <style:style style:name="T21" style:family="text">
      <style:text-properties officeooo:rsid="001d4ff7"/>
    </style:style>
    <style:style style:name="T22" style:family="text">
      <style:text-properties officeooo:rsid="001db0b7"/>
    </style:style>
    <style:style style:name="T23" style:family="text">
      <style:text-properties fo:font-style="italic" fo:font-weight="bold" officeooo:rsid="001db0b7"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1db0b7" style:font-style-asian="normal" style:font-style-complex="normal"/>
    </style:style>
    <style:style style:name="T26" style:family="text">
      <style:text-properties fo:font-style="normal" officeooo:rsid="001f2757"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Situation</text:p>
      <text:p text:style-name="P1"/>
      <text:p text:style-name="P1">The CAN loader resides in this first 0x5000 (or larger if necessary) of flash. The application loads at the address following the loader, e.g. 0x08005000. When the processor boots it checks if the reset was caused by the independent watch dog timer (IWDG). If <text:span text:style-name="T7">triggered by the IWDG </text:span>it means that program load was done and completed. <text:span text:style-name="T7">Otherwise,</text:span> there was a timeout waiting for CAN msgs to execute a program load, <text:span text:style-name="T7">a pushbutton reset, or CAN reset line cycle (which is merely a opto-coupler across the pushbutton).</text:span></text:p>
      <text:p text:style-name="P1"/>
      <text:p text:style-name="P1">Normally, when there is a valid app program in flash, the loader waits ‘n’ secs (currently 5) waiting for loader CAN msgs. When it times out it checks the CRC of the app and if OK relocates the exception vector and jumps the start of the application program. <text:span text:style-name="T7">The CRC feature was never implemented and there are some loose-ends with this.</text:span></text:p>
      <text:p text:style-name="P1"/>
      <text:p text:style-name="P1">For the loader to check the CRC it needs to have the program size and expected CRC. (The start address is always the same.) There are two ways this could be done. One is for the size and CRC to be sent from the PC. The PC goes through a list of CAN nodes and sends the size and CRC which the loader then uses to compute a CRC. If they don’t match the loader sends the PC a msg and the PC begins a loading sequence. The problem with this is that CRC checking is PC dependent.</text:p>
      <text:p text:style-name="P1"/>
      <text:p text:style-name="P7">The advantage is that the loader doesn’t need to know the size or CRC of the program <text:span text:style-name="T18">since the PC sends them</text:span>. A disadvantage is that the loader would not be able to check the CRC for normal resets; only a PC query would check the CRC. However, another advantage is that manual flashing via the STlink/SWD does not need to have an additional means of generating and flashing a size and CRC for the loader. </text:p>
      <text:p text:style-name="P1"/>
      <text:p text:style-name="P1"><text:span text:style-name="T7">For the loader to check the CRC without the PC</text:span> the size and CRC <text:span text:style-name="T7">has </text:span>to be stored someplace in flash. The loader can check the CRC whenever it resets/boots without the PC. A CRC mismatch means the loader would not jump to the application and remains in loading-ready state. <text:span text:style-name="T3">The problem with this is that bench development requires the CAN bus and PC program to be operational. One way around this is to temporarily by-pass the CRC check. The other way, as mentioned above, is to only have the loader check the CRC via a PC query.</text:span></text:p>
      <text:p text:style-name="P1"/>
      <text:p text:style-name="P2">Having the CRC checked locally <text:span text:style-name="T7">without the PC</text:span> would catch any flash errors in the program that developed after the initial flashing. This seems too rare to be an issue.</text:p>
      <text:p text:style-name="P2"/>
      <text:p text:style-name="P2">For a full winch set up the PC would go through a list of nodes and query the node for the CRC. The PC would compute the current CRC, using program and parameter files associated with the CAN ID. If the CRC doesn’t match the one sent by the CAN node the node’s application is either out-of-date, or not correct, and the app is then reloaded.</text:p>
      <text:p text:style-name="P2"><text:line-break/>Having the size, CRC, and start address stored in the CAN node flash “somewhere” seems <text:span text:style-name="T8">to be the most complete, but having the CRC check only done via the PC query simplifies the issue of manual flashing programs via the SWD.</text:span></text:p>
      <text:p text:style-name="P2"/>
      <text:p text:style-name="P2">2. Where to store the CRC et al.?</text:p>
      <text:p text:style-name="P2"/>
      <text:p text:style-name="P2"><text:soft-page-break/>a. High flash</text:p>
      <text:p text:style-name="P2"/>
      <text:p text:style-name="P2">b. Just before app</text:p>
      <text:p text:style-name="P2"/>
      <text:p text:style-name="P2">c. Separate flash section</text:p>
      <text:p text:style-name="P2"/>
      <text:p text:style-name="P2">d. In loader flash</text:p>
      <text:p text:style-name="P2"/>
      <text:p text:style-name="P6">e. Following the app</text:p>
      <text:p text:style-name="P2"/>
      <text:p text:style-name="P2">The re-flashing in the L431 would have to be done in banks of 2K. (The alternative, erasing the whole flash would not practical.) If less than a 2K block is to reprogram<text:span text:style-name="T6">med</text:span>, the 2K block needs to be copied to sram; 2K block erased; sram updated, and the 2K block written.</text:p>
      <text:p text:style-name="P2"/>
      <text:p text:style-name="P2"><text:span text:style-name="T6">If storage is i</text:span>n high flash the loader needs to know the flash size. This can be obtained from a FLASH_SIZE register. <text:span text:style-name="T4">If other sections are defined for high flash, e.g. some types of parameters, then they would be relative high flash, or if defined in the .ld file the .ld file would have to allow for the CRC section.</text:span></text:p>
      <text:p text:style-name="P2"/>
      <text:p text:style-name="P3">Storing the size and CRC just ahead of the app requires that the app loading be offset by 128 <text:span text:style-name="T6">words</text:span>. <text:span text:style-name="T6">So, if the section precedes the app, there would be a 512 byte block following the loader, and the exception vector for the app would follow the 512 byte block.</text:span></text:p>
      <text:p text:style-name="P3"/>
      <text:p text:style-name="P3">Specifying a separate flash section is really the same as storing in high flash, but with an agreed upon address that is not high-flash.</text:p>
      <text:p text:style-name="P3"/>
      <text:p text:style-name="P3">Storing it in the loader section is fraught with problems. Rewriting a 2K block of the flash in the <text:span text:style-name="T6">loader </text:span>program area being used would tricky at best.</text:p>
      <text:p text:style-name="P3"/>
      <text:p text:style-name="P6">Storing the CRC following the app has the problem of knowing the size of the app. The CRC could be stored as a word following the app, but the size has to be known in advance, so the loader has to know where to find the size. Easier to store the size, CRC, and whatever in a designated location known by all.</text:p>
      <text:p text:style-name="P3"/>
      <text:p text:style-name="P3">Net—storing the CRC et al., in either high flash, or just ahead of the app makes sense. <text:span text:style-name="T6">Storing ahead of the app is somewhat wasteful, i.e. two or three words used out of 512.</text:span></text:p>
      <text:p text:style-name="P3"/>
      <text:p text:style-name="P3">3. Loader is processor specific</text:p>
      <text:p text:style-name="P3"/>
      <text:p text:style-name="P3">The F103, F407/405, and L431 all differ in some details, e.g. flash block size. The old loader that was working at one time was for the F103. It looks like the code for the F4 didn’t get completed. This was all back in the Uli CSA winch metering days, when most of the units were F103 based. The GSM winch demo will still use some of these F103 boards, e.g. POD board with CAN for load-cell measurements, Blue Pill for contactor. Most important will be the BMS boards since there will be “many,” and these are L431.</text:p>
      <text:p text:style-name="P3"/>
      <text:p text:style-name="P3">4. CRC</text:p>
      <text:p text:style-name="P3"><text:soft-page-break/></text:p>
      <text:p text:style-name="P4">The existing code for the F103 uses a software generation of the CRC-32. The F405/407 have the hardware CRC peripheral that generates a CRC-32, <text:span text:style-name="T5">polynomial 0x4C11DB7. The L431 has the provision for loading the polynomial, and defaults to the 0x4C11DB7. To simplify the PC side using this CRC for all node loaders makes sense.</text:span></text:p>
      <text:p text:style-name="P4"/>
      <text:p text:style-name="P5">5. Flashing</text:p>
      <text:p text:style-name="P5"/>
      <text:p text:style-name="P5">The flash erase in the L431 is in 2K blocks. The writing is either by double words, i.e. 64b, or a fast mode of a “row” which is 32 double words. <text:span text:style-name="T18">As the program size increases the openocd flashing shows the number of bytes written to be in steps of 2K, but the compiled .bin files are not in 2K steps. What I haven’t checked is if openocd saves:updates blocks or whether the last block written has ‘$F’s for the unused remainder.</text:span><text:line-break/><text:line-break/>6. <text:span text:style-name="T7">PC side loader uses </text:span>.bin versus .srec <text:span text:style-name="T7">files</text:span></text:p>
      <text:p text:style-name="P5"/>
      <text:p text:style-name="P6">The .bin file carries no information as to the load address. That would have to come from the .ld file, so it would be cumbersome to had the PC side of the loader mucking about in the .ld file to find the load address. This indicates the .srec file is used.</text:p>
      <text:p text:style-name="P6"/>
      <text:p text:style-name="P6">One could read the first .srec file (i.e. the S3 record) and extract the load address, then go down the .bin file sending it to the CAN node. That would avoid doing a search in the .ld file to get the load address.</text:p>
      <text:p text:style-name="P6"/>
      <text:p text:style-name="P8">7. Manual storing size and CRC</text:p>
      <text:p text:style-name="P8"/>
      <text:p text:style-name="P8">Revisiting the scheme of having the loader check the CRC without the PC, and thus requiring the storing of the size and CRC, requires that manual flashing needs a transparent means of generating and storing the size and CRC. Without the size and CRC the loader would never jump to the app.</text:p>
      <text:p text:style-name="P8"/>
      <text:p text:style-name="P8">One way to do this would be to have the PC generate the size and CRC and generate a few .srec format lines. The ‘mm’ script goes through the usual compile and flash for the program, then executes a program that generates the small .srec file. The script then runs the openocd flash, just the same as the regular program flashing, but on this small .srec file.</text:p>
      <text:p text:style-name="P8"/>
      <text:p text:style-name="P9">8. Size &amp; CRC integrity</text:p>
      <text:p text:style-name="P9"/>
      <text:p text:style-name="P9">Does the size and CRC need a checksum? No. Before running a CRC check it can check that the addresses for the CRC computation are within bounds.</text:p>
      <text:p text:style-name="P9"/>
      <text:p text:style-name="P9">9. Multiple app-like sections?</text:p>
      <text:p text:style-name="P9"/>
      <text:p text:style-name="P9">Might there be multiple flash sections, each independently loaded, e.g. app, and calibrations or parameters not compiled in to the app. How would the loader handle those?</text:p>
      <text:p text:style-name="P9"/>
      <text:p text:style-name="P10">To this there would need to be section with an array of load address/size/crc, and ahead of the array a count of the number of entries. The loader would go down the array running crc checks. Loading the <text:soft-page-break/>array elements independently of each other via openocd could be a problem. It is not clear if openocd clears a 2K block when loading or does a save/update.</text:p>
      <text:p text:style-name="P10"/>
      <text:p text:style-name="P12"><text:span text:style-name="T9">Revsionist thinking 08/30/2022--</text:span></text:p>
      <text:p text:style-name="P10"/>
      <text:p text:style-name="P11">Skip the storing of the size and CRC in the CAN node. Too much complication for what could be gained. Let the PC drive the process.</text:p>
      <text:p text:style-name="P11"/>
      <text:p text:style-name="P11">1) PC starts CAN online update program--</text:p>
      <text:p text:style-name="P11"><text:s text:c="4"/>A file with the list of CAN node CAN IDs and associated directory on PC for the program is used to check each CAN node.</text:p>
      <text:p text:style-name="P11"/>
      <text:p text:style-name="P11">2) <text:s/>For a CAN node, PC sends CAN msg, using CAN node loader CAN <text:span text:style-name="T18">ID</text:span>, with a <text:span text:style-name="T10">first payload byte </text:span>command code to “compute and send <text:span text:style-name="T10">CRC, with the msg payload conveying the program size to use. For computing the CRC, the CAN loader uses the built-in load address for the start address and the size received from the PC.</text:span></text:p>
      <text:p text:style-name="P11"/>
      <text:p text:style-name="P15">To do this, the PC compiles the program (which picks up the parameter files for the <text:span text:style-name="T14">CAN ID </text:span>instance) which generates .srec and .bin files. The size is conveniently found from the size of the .bin file. <text:span text:style-name="T14">The load address could be fixed, i.e. the one in the .ld file, or extracted from the first S3 line in the .srec file.</text:span> The CRC is <text:span text:style-name="T14">most conveniently </text:span>computed from the .bin file.</text:p>
      <text:p text:style-name="P14"/>
      <text:p text:style-name="P15">If the two CRCs match, the PC goes on to the next node in the list. If no match, then begins loading.</text:p>
      <text:p text:style-name="P15"/>
      <text:p text:style-name="P15">3) Loading</text:p>
      <text:p text:style-name="P15"/>
      <text:p text:style-name="P18">Loading <text:span text:style-name="T19">is </text:span>done <text:span text:style-name="T19">in the</text:span> CAN node <text:span text:style-name="T14">by </text:span>flash-blocks. <text:span text:style-name="T19">Flash block size varies by processor series. For the L4 it is 2K; for the F405/407, 16K, 64K, 128K, depending on the sector); for the F103, 1 or 2K depending on the flash size. </text:span></text:p>
      <text:p text:style-name="P18"/>
      <text:p text:style-name="P18"><text:span text:style-name="T21">[For the F405/407 it looks like concept of copy-to-sram:update sram:write-flash can’t be done for flash that is over 128K. Erasing is by sector and the first 4 sectors are 16K. The next sector is 64K. The following sectors are 128K and the total amount of sram is 128K, so copying the existing flash to sram consumes all the sram leaving nothing for a stack, etc. (Interesting thot: could one do a copy:update:write in-line so that sram is not used? A scheme of temporarily transferring some of the sram image to the PC to free up some sram could be done. Egads.) This means that having semi-permanent sections with code or data that are independent can’t be done, at least for “high” flash addresses. One could invert the address thinking and put those sections in low flash where the sector size is 16K. It puts a damper on the idea of using addressed sections of flash independently.]</text:span></text:p>
      <text:p text:style-name="P15"/>
      <text:p text:style-name="P17">PC sends a CAN msg <text:span text:style-name="T19">with the command code </text:span>“set address” and waits for ACK. <text:s/></text:p>
      <text:p text:style-name="P16"/>
      <text:p text:style-name="P16">CAN node determines the flash block than contains this address. It may or may not coincide with the beginning or end of a block.</text:p>
      <text:p text:style-name="P15"/>
      <text:p text:style-name="P15">CAN node copies the block containing the address to sram. <text:span text:style-name="T15">The CAN node will increment this address each time it stores a payload byte.</text:span></text:p>
      <text:p text:style-name="P15"><text:soft-page-break/></text:p>
      <text:p text:style-name="P15">CAN node sends “ACK” to PC.</text:p>
      <text:p text:style-name="P15"/>
      <text:p text:style-name="P15">- Upon receiving ACK PC sends CAN msg with 1 to 7 bytes <text:span text:style-name="T19">of program bytes </text:span>(the first <text:span text:style-name="T19">payload </text:span>byte is the command code). <text:span text:style-name="T11">Except for the final bytes of the program the payload where it may not come out even, the number of payload bytes would be 7. The DLC in the CAN msg conveys the number of payload bytes sent.</text:span></text:p>
      <text:p text:style-name="P15"/>
      <text:p text:style-name="P19">The CAN node receiving the payload proceeds to store the payload bytes into the block image in sram, using the translated address. It is possible that the address is the last byte in the flash block in which case only one payload byte can be stored. When the payload byte stores in the last byte of the sram flash block image the CAN node erases the flash block; writes the sram block; copies the next flash block into sram.</text:p>
      <text:p text:style-name="P19"/>
      <text:p text:style-name="P19">When the CAN node payload has be copied to the sram flash block image, and the flash block completed, etc., if that is the case, the CAN node sends an ACK to the PC for the next CAN msg.</text:p>
      <text:p text:style-name="P19"/>
      <text:p text:style-name="P19">When the PC reaches the end of the .bin file it sends a msg with the command code that it is finished and waits for an ACK. When the ACK is received it goes back to the beginning to request the CAN nod<text:span text:style-name="T15">e</text:span> to compute and send a CRC.</text:p>
      <text:p text:style-name="P19"/>
      <text:p text:style-name="P19">4) Issue with the foregoing: <text:span text:style-name="T12">A lot time used with ACK’ing each loader msg.</text:span></text:p>
      <text:p text:style-name="P19"/>
      <text:p text:style-name="P20">Suppose the PC sends enough CAN msgs to load one full flash block (2K for the L4 and F4; 1K for the F103). For a 2K block this would be 293 msgs: 293 * 7 = 2051. There would be 3 extra msgs the first time (2051 – 2048 = 3), etc. </text:p>
      <text:p text:style-name="P20"/>
      <text:p text:style-name="P20">This assumes the loading address begins at the beginning of the flash block. If it happens to not be at the beginning of the flash block, the PC would send 2K plus 3 bytes of CAN msgs and the CAN node would have to buffer 2K plus 2 bytes, i.e. the flash block would have the last byte updated, then the erase:write:copy-next sequence. <text:span text:style-name="T13">The payload buffer would then be drained into the new flash image. In the max-case the flash block would be filled and the payload buffer would have one byte. The erase:write:copy-next would take place and the payload buffer emptying would complete. When the payload buffer empties the CAN Node sends an ACK. </text:span></text:p>
      <text:p text:style-name="P20"/>
      <text:p text:style-name="P21">When the PC reaches the end of the .bin file the last CAN msg (with the command code that the payload are program bytes) may have a payload size of 1 – 7 bytes. When the <text:span text:style-name="T19">C</text:span>AN node ACK is received, the PC sends <text:span text:style-name="T19">a </text:span>“completed” CAN msg <text:span text:style-name="T19">command</text:span>. The CAN node does a erase:write on the sram image and <text:span text:style-name="T19">closes with</text:span> a “reset”.</text:p>
      <text:p text:style-name="P21"/>
      <text:p text:style-name="P21">The PC, after sending a “completed” CAN msg, goes back to the beginning of checking the CRC with the CAN node. If it checks <text:span text:style-name="T19">OK</text:span> it goes to the next node in the CAN node list.</text:p>
      <text:p text:style-name="P21"/>
      <text:p text:style-name="P22">What about discontinuous sections of the program? It is not clear what gcc does if there is a chunk code org’d to an address. Does the .bin file have the intervening bytes zero? … <text:span text:style-name="T16">All the CAN node programs so far are continuous code so this is a case that I’ve not encountered. The .srec lines take care of this since each line has the address. The .bin file presumes the start address is known.</text:span></text:p>
      <text:p text:style-name="P21"><text:soft-page-break/></text:p>
      <text:p text:style-name="P23">5) CRC or checksum blocks?</text:p>
      <text:p text:style-name="P23"/>
      <text:p text:style-name="P24">Should there be a CRC on each block? Several problems involved. One is that the start address for the update the flash may not coincide with the beginning of the flash block. This directs the CRC’ing to <text:span text:style-name="T19">one of</text:span> covering “n” payloads. Every “n” payloads the PC sends a msg with the command code that the payload is a CRC to be compared with the preceding “n” <text:span text:style-name="T19">payload bytes</text:span>. </text:p>
      <text:p text:style-name="P24"/>
      <text:p text:style-name="P24"><text:span text:style-name="T17">How likely is it that something lost or gained in the CAN msgs is not caught by the overall CRC on the program? The current BMS program is about 77,000 bytes. With 7 payload bytes per CAN msg, that is 11,000 CAN msgs for the program load.</text:span></text:p>
      <text:p text:style-name="P24"/>
      <text:p text:style-name="P25">There is no sequence checking on the CAN msgs, but there isn’t a known way to for them to get out of sequence. A checksum <text:span text:style-name="T18">might</text:span> not catch reversal of <text:span text:style-name="T18">CANmsgs</text:span>, but <text:span text:style-name="T18">a </text:span>CRC would.</text:p>
      <text:p text:style-name="P25"/>
      <text:p text:style-name="P27">[Upon re-reading: When the PC sends ‘n’ payloads, where ‘n’ is about 2K, the CAN node cannot do a flash erase|write until the PC stops sending. The erase and write stall the processor in that flash cannot be accessed. If writing is done by “rows” (which is fastest) the time duration can be longer than several CAN msgs. Therefore, the PC needs to send a ‘m’ CAN msgs plus a CAN msg with the command code that says “I await an ACK before sending again”. The CAN node upon reception of this command either ACKs for more if the CAN flash image update is not complete, or completes the current block, and continues until the CAN payload buffer is empty, then ACKs.</text:p>
      <text:p text:style-name="P27"/>
      <text:p text:style-name="P28">Should the CAN node ACK include the number of CAN msgs to be sent? This would relieve the PC program of having to know anything about the size of the flash blocks. The size of the flash block is the <text:s/>something for the loader (which it can get from a STM32 system register). </text:p>
      <text:p text:style-name="P28"/>
      <text:p text:style-name="P28">If the ACK includes the number of CAN msgs to be sent it would have to based on the buffering and flash size since it doesn’t know the size of the program. The PC could send the program at the beginning in addition to the program load address. The loader would then know when to expect the end. Doesn’t seem worthwhile. Just have loader ACK with the number of CAN msgs it can handle. The PC might not send that many if it is the end of the program load.<text:span text:style-name="T20">]</text:span></text:p>
      <text:p text:style-name="P25"/>
      <text:p text:style-name="P25">A missing CAN msg would result in the overall CRC not checking (unless one won the lottery). Having CRCs every ‘n’ msgs, or could be payload bytes, just decrease<text:span text:style-name="T18">s</text:span> the odds of a lottery win.</text:p>
      <text:p text:style-name="P25">What a CAN-transfer-CRC check would is distinguish between a flash erase or write error and a CAN msg transfer error. If instead of computing a CRC every ‘n’ payload bytes, the CRC is accumulated from the beginning to the end. Another CRC <text:span text:style-name="T18">is </text:span>computed on the program <text:span text:style-name="T18">read from</text:span> flash. If they don’t compare, then the flashing was bad. If they compare OK, but the don’t compare to the CRC the PC computed on the program, then problem was CAN transfer.</text:p>
      <text:p text:style-name="P25"/>
      <text:p text:style-name="P21"><text:span text:style-name="T16">6</text:span>) Discovery</text:p>
      <text:p text:style-name="P21"/>
      <text:p text:style-name="P21">It possible to have the PC “discover” the CAN nodes present. When the CAN power comes up, or the CAN reset line is cycled, the PC could send a CAN msg and all the CAN loaders respond with a short CAN msg indicate their presence. The PC would then have a list of all possible CAN nodes, and go through the list for matching CAN IDs. Where this would make sense is for the BMS modules where it <text:soft-page-break/>would be convenient to be able to swap modules in a battery string without having to manually update tables in the PC (or EMC).</text:p>
      <text:p text:style-name="P21"/>
      <text:p text:style-name="P21">This type of process could be something that generates the file used in the foregoing sequence, so it could be an add-on feature later.</text:p>
      <text:p text:style-name="P21"/>
      <text:p text:style-name="P26">7) There are a lot of details about how to handle NACK in the foregoing.</text:p>
      <text:p text:style-name="P26"/>
      <text:p text:style-name="P26"/>
      <text:p text:style-name="P29">8) F103 has a CRC peripheral</text:p>
      <text:p text:style-name="P29"/>
      <text:p text:style-name="P29">In reviewing the flashing for the F103 I realized that the F103 has a CRC peripheral that is the same as the F405/407, i.e. fixed polynomial and initialization for CRC-32.</text:p>
      <text:p text:style-name="P21"/>
      <text:p text:style-name="P13">Board Identification</text:p>
      <text:p text:style-name="P13"/>
      <text:p text:style-name="P30">Using the CAN ID seems to be the most convenient. ‘cangate’ displays CAN msgs by CAN ID. Another way to identify a pcb is via the unique processor ID. <text:span text:style-name="T22">This is a 96 bit ID that is supposed to be unique. I didn’t realize that the F103 also had this feature. This would be a </text:span><text:span text:style-name="T23">hard </text:span><text:span text:style-name="T25">id that could not be changed. </text:span></text:p>
      <text:p text:style-name="P30"><text:span text:style-name="T25"/></text:p>
      <text:p text:style-name="P30"><text:span text:style-name="T25">A table of CAN ID versus this 96b ID would be needed.</text:span></text:p>
      <text:p text:style-name="P30"><text:span text:style-name="T25"/></text:p>
      <text:p text:style-name="P31"><text:span text:style-name="T25">B</text:span><text:span text:style-name="T24">TW, one of the 32b words for the 96b ID is the wafer x &amp; y positions. I checked two of the L431’s and one showed 0x6</text:span><text:span text:style-name="T26">4 0x4D and the other 0x54 0x56. If the 0x64 was a max ‘x’ and the ‘y’ would be the same that says there would be 10,000 processors on a single waf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878a8" officeooo:paragraph-rsid="00050675"/>
    </style:style>
    <style:style style:name="MT1" style:family="text">
      <style:text-properties fo:font-weight="bold" style:font-weight-asian="bold" style:font-weight-complex="bold"/>
    </style:style>
    <style:style style:name="MT2" style:family="text">
      <style:text-properties fo:font-weight="bold" officeooo:rsid="00050675"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span text:style-name="MT1">Page </text:span><text:span text:style-name="MT1"><text:page-number text:select-page="current">7</text:page-number></text:span><text:span text:style-name="MT1"> <text:s/></text:span><text:span text:style-name="MT1"><text:date style:data-style-name="N37" text:date-value="2022-08-25T16:15:10.603919508" text:fixed="true">08/25/22</text:date></text:span><text:span text:style-name="MT1"> <text:s/>Thoughts and Considerations for CAN loading: </text:span><text:span text:style-name="MT2">CRC</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25T16:13:59.101476539</meta:creation-date>
    <dc:date>2022-08-30T21:42:18.110739105</dc:date>
    <meta:editing-duration>PT40M12S</meta:editing-duration>
    <meta:editing-cycles>5</meta:editing-cycles>
    <meta:generator>LibreOffice/5.1.6.2$Linux_X86_64 LibreOffice_project/10m0$Build-2</meta:generator>
    <meta:document-statistic meta:table-count="0" meta:image-count="0" meta:object-count="0" meta:page-count="7" meta:paragraph-count="82" meta:word-count="3422" meta:character-count="18058" meta:non-whitespace-character-count="14698"/>
  </office:meta>
</office:document-meta>
</file>